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. You can make it wither by
splashing it with the pee of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e...?</text:p>
          </table:table-cell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... y-yeah... got it...</text:p>
          </table:table-cell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 office:value-type="string">
            <text:p>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n, could I get a little space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d-does it have to be... me...?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at do I do... I really need to pee...)</text:p>
          </table:table-cell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 office:value-type="string">
            <text:p>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ell... this is to save the world...)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... No way... that's way too embarrassing...</text:p>
          </table:table-cell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ooh... g-goodness gracious...!</text:p>
          </table:table-cell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, if it makes you happy!! J-Just... go all
the way over there!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ouldn't do it in a p-place like this...</text:p>
          </table:table-cell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in a million years...!</text:p>
          </table:table-cell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Absolutely not!!</text:p>
          </table:table-cell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t's a J-Jakla plant! We'd better kill it, 'n
quick!!</text:p>
          </table:table-cell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leave this one to me! Everyone, go wait
over there!! Qu-Quickly...!</text:p>
          </table:table-cell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wait, but...</text:p>
          </table:table-cell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ou're tellin' me I have to, th-then I
guess I'd better get on with it...</text:p>
          </table:table-cell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e-even I won't just go pee wherever I
want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uhh...!</text:p>
          </table:table-cell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go and wait somewhere far away...
really, really far away...!! //////</text:p>
          </table:table-cell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! I won't!!</text:p>
          </table:table-cell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... No! No! Nooooo!!</text:p>
          </table:table-cell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which has been reverted from
its 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top! Don't look at my peeeee!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! What do you think you're looking at!!!
I'll call the police on you!!!!</text:p>
          </table:table-cell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ah, woah, woah!! Th-That's a maiden's
secret you're nosin' about right there!!!</text:p>
          </table:table-cell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-Nooooo!! I'll do anything, just p-please
don't look at thaaat!!!</text:p>
          </table:table-cell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long event scene.</text:p>
          </table:table-cell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ready to proceed?</text:p>
          </table:table-cell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gooooooooooooooooo!!</text:p>
          </table:table-cell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y heart ain't ready for thiiiiiiiiiiiiiiiiiiiiissss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2T16:20:18+01:00</meta:creation-date>
    <dc:date>2020-02-02T16:20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